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language="pt" fo:country="BR" officeooo:paragraph-rsid="00116f47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Standard">
      <style:paragraph-properties fo:margin-left="0cm" fo:margin-right="0cm" fo:text-indent="0.501cm" style:auto-text-indent="false"/>
      <style:text-properties style:font-name="Times New Roman" officeooo:paragraph-rsid="00116f47" style:font-name-complex="Times New Roman1"/>
    </style:style>
    <style:style style:name="P9" style:family="paragraph" style:parent-style-name="Standard">
      <style:paragraph-properties fo:margin-left="0cm" fo:margin-right="0cm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10" style:family="paragraph" style:parent-style-name="Standard">
      <style:paragraph-properties fo:margin-left="0cm" fo:margin-right="0cm" fo:text-indent="0.501cm" style:auto-text-indent="false"/>
      <style:text-properties style:font-name="Times New Roman" officeooo:paragraph-rsid="00116f47"/>
    </style:style>
    <style:style style:name="P11" style:family="paragraph" style:parent-style-name="Standard">
      <style:paragraph-properties fo:margin-left="0cm" fo:margin-right="0cm" fo:text-indent="0.501cm" style:auto-text-indent="false"/>
      <style:text-properties officeooo:paragraph-rsid="00116f47"/>
    </style:style>
    <style:style style:name="P12" style:family="paragraph" style:parent-style-name="Text_20_body">
      <style:paragraph-properties fo:margin-left="0cm" fo:margin-right="0cm" fo:text-align="center" style:justify-single-word="false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13" style:family="paragraph" style:parent-style-name="Text_20_body">
      <style:paragraph-properties fo:margin-left="0cm" fo:margin-right="0cm" fo:text-align="justify" style:justify-single-word="false" fo:text-indent="0.501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14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15" style:family="paragraph" style:parent-style-name="Text_20_body">
      <style:paragraph-properties fo:margin-left="0cm" fo:margin-right="0cm" fo:text-indent="0.501cm" style:auto-text-indent="false"/>
      <style:text-properties style:font-name="Times New Roman" fo:font-size="12pt" fo:language="pt" fo:country="BR" fo:font-weight="bold" officeooo:paragraph-rsid="00116f47" style:font-size-asian="12pt" style:font-weight-asian="bold" style:font-name-complex="Times New Roman1" style:font-size-complex="12pt" style:font-weight-complex="bold"/>
    </style:style>
    <style:style style:name="P16" style:family="paragraph" style:parent-style-name="Text_20_body">
      <style:paragraph-properties fo:margin-left="0cm" fo:margin-right="0cm" fo:text-indent="0.501cm" style:auto-text-indent="false"/>
      <style:text-properties officeooo:paragraph-rsid="00116f47"/>
    </style:style>
    <style:style style:name="P17" style:family="paragraph" style:parent-style-name="Text_20_body">
      <style:paragraph-properties fo:text-align="justify" style:justify-single-word="false" style:vertical-align="auto"/>
      <style:text-properties style:font-name="Times New Roman" fo:language="pt" fo:country="BR" officeooo:paragraph-rsid="00116f47" style:font-name-complex="Times New Roman1"/>
    </style:style>
    <style:style style:name="P18" style:family="paragraph" style:parent-style-name="Text_20_body">
      <style:paragraph-properties fo:margin-left="0.501cm" fo:margin-right="0cm" fo:text-align="justify" style:justify-single-word="false" fo:text-indent="0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19" style:family="paragraph" style:parent-style-name="Text_20_body">
      <style:paragraph-properties fo:margin-left="0.501cm" fo:margin-right="0cm" fo:text-indent="0cm" style:auto-text-indent="false"/>
      <style:text-properties officeooo:paragraph-rsid="00116f47"/>
    </style:style>
    <style:style style:name="P20" style:family="paragraph" style:parent-style-name="Standard" style:list-style-name="L1">
      <style:text-properties officeooo:paragraph-rsid="00116f47"/>
    </style:style>
    <style:style style:name="P21" style:family="paragraph" style:parent-style-name="Standard" style:list-style-name="L1">
      <style:paragraph-properties fo:line-height="100%"/>
      <style:text-properties officeooo:paragraph-rsid="00116f47"/>
    </style:style>
    <style:style style:name="P22" style:family="paragraph" style:parent-style-name="Standard" style:list-style-name="L1">
      <style:paragraph-properties fo:line-height="100%"/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23" style:family="paragraph" style:parent-style-name="Standard" style:list-style-name="L1"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24" style:family="paragraph" style:parent-style-name="Standard" style:master-page-name="Standard">
      <style:paragraph-properties fo:margin-left="0cm" fo:margin-right="0cm" fo:text-align="center" style:justify-single-word="false" fo:text-indent="0.501cm" style:auto-text-indent="false" style:page-number="auto"/>
      <style:text-properties officeooo:paragraph-rsid="00116f47"/>
    </style:style>
    <style:style style:name="P25" style:family="paragraph" style:parent-style-name="Standard">
      <style:paragraph-properties fo:margin-left="0cm" fo:margin-right="0cm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26" style:family="paragraph" style:parent-style-name="Standard">
      <style:paragraph-properties fo:margin-left="0cm" fo:margin-right="0cm" fo:text-indent="0.501cm" style:auto-text-indent="false"/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27" style:family="paragraph" style:parent-style-name="Heading_20_1" style:list-style-name="">
      <style:paragraph-properties fo:margin-left="0cm" fo:margin-right="0cm" fo:text-indent="0.501cm" style:auto-text-indent="false"/>
      <style:text-properties officeooo:paragraph-rsid="00116f47"/>
    </style:style>
    <style:style style:name="P28" style:family="paragraph" style:parent-style-name="Heading_20_1" style:list-style-name="">
      <style:paragraph-properties fo:margin-left="0cm" fo:margin-right="0cm" fo:text-indent="0.501cm" style:auto-text-indent="false"/>
      <style:text-properties style:font-name="Times New Roman" fo:language="pt" fo:country="BR" officeooo:rsid="00116f47" officeooo:paragraph-rsid="00116f47" style:font-name-complex="Times New Roman1"/>
    </style:style>
    <style:style style:name="P29" style:family="paragraph" style:parent-style-name="Heading_20_1" style:list-style-name="">
      <style:paragraph-properties fo:margin-left="0cm" fo:margin-right="0cm" fo:text-indent="0.501cm" style:auto-text-indent="false"/>
      <style:text-properties style:font-name="Times New Roman" fo:font-size="10pt" fo:language="pt" fo:country="BR" fo:font-weight="normal" officeooo:paragraph-rsid="00116f47" style:font-size-asian="10pt" style:font-weight-asian="normal" style:font-name-complex="Times New Roman1"/>
    </style:style>
    <style:style style:name="P30" style:family="paragraph" style:parent-style-name="Heading_20_1" style:list-style-name="">
      <style:paragraph-properties fo:margin-left="0cm" fo:margin-right="0cm" fo:text-indent="0.501cm" style:auto-text-indent="false"/>
      <style:text-properties style:font-name="Times New Roman" officeooo:paragraph-rsid="00116f47" style:font-name-complex="Times New Roman1"/>
    </style:style>
    <style:style style:name="P31" style:family="paragraph" style:parent-style-name="Heading_20_1">
      <style:paragraph-properties fo:margin-left="0cm" fo:margin-right="0cm" fo:text-indent="0.501cm" style:auto-text-indent="false"/>
      <style:text-properties officeooo:paragraph-rsid="00116f47"/>
    </style:style>
    <style:style style:name="P32" style:family="paragraph" style:parent-style-name="Heading_20_1" style:list-style-name="">
      <style:paragraph-properties fo:margin-left="0.501cm" fo:margin-right="0cm" fo:text-indent="0cm" style:auto-text-indent="false" style:vertical-align="auto"/>
      <style:text-properties officeooo:paragraph-rsid="00116f47"/>
    </style:style>
    <style:style style:name="P33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34" style:family="paragraph" style:parent-style-name="Text_20_body" style:list-style-name="WWNum5">
      <style:paragraph-properties fo:margin-left="0cm" fo:margin-right="0cm" fo:text-align="justify" style:justify-single-word="false" fo:text-indent="0.501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35" style:family="paragraph" style:parent-style-name="Text_20_body" style:list-style-name="L1">
      <style:paragraph-properties fo:margin-top="0cm" fo:margin-bottom="0.494cm" loext:contextual-spacing="false" fo:text-align="justify" style:justify-single-word="false" style:vertical-align="auto"/>
      <style:text-properties officeooo:paragraph-rsid="00127ec4"/>
    </style:style>
    <style:style style:name="P36" style:family="paragraph" style:parent-style-name="Text_20_body" style:list-style-name="L1">
      <style:paragraph-properties fo:margin-top="0cm" fo:margin-bottom="0.494cm" loext:contextual-spacing="false" fo:text-align="justify" style:justify-single-word="false" style:vertical-align="auto"/>
      <style:text-properties style:font-name="Times New Roman" fo:language="pt" fo:country="BR" officeooo:paragraph-rsid="00127ec4" style:font-name-complex="Times New Roman1"/>
    </style:style>
    <style:style style:name="P37" style:family="paragraph" style:parent-style-name="Text_20_body" style:list-style-name="WWNum13">
      <style:paragraph-properties fo:margin-top="0cm" fo:margin-bottom="0.494cm" loext:contextual-spacing="false" fo:text-align="justify" style:justify-single-word="false" style:vertical-align="auto"/>
      <style:text-properties style:font-name="Times New Roman" fo:language="pt" fo:country="BR" officeooo:paragraph-rsid="00116f47" style:font-name-complex="Times New Roman1"/>
    </style:style>
    <style:style style:name="P38" style:family="paragraph" style:parent-style-name="Text_20_body">
      <style:paragraph-properties fo:margin-left="0.501cm" fo:margin-right="0cm" fo:text-align="justify" style:justify-single-word="false" fo:text-indent="0cm" style:auto-text-indent="false"/>
      <style:text-properties style:font-name="Times New Roman" fo:language="pt" fo:country="BR" officeooo:paragraph-rsid="00116f47" style:font-name-complex="Times New Roman1"/>
    </style:style>
    <style:style style:name="P39" style:family="paragraph" style:parent-style-name="Text_20_body" style:list-style-name="WWNum11">
      <style:paragraph-properties fo:margin-left="0.501cm" fo:margin-right="0cm" fo:text-align="justify" style:justify-single-word="false" fo:text-indent="0cm" style:auto-text-indent="false"/>
      <style:text-properties style:font-name="Times New Roman" fo:language="pt" fo:country="BR" officeooo:paragraph-rsid="00116f47" style:font-name-complex="Times New Roman1"/>
    </style:style>
    <style:style style:name="P40" style:family="paragraph" style:parent-style-name="Text_20_body" style:list-style-name="WWNum9">
      <style:paragraph-properties fo:margin-left="0.501cm" fo:margin-right="0cm" fo:text-align="justify" style:justify-single-word="false" fo:text-indent="0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41" style:family="paragraph" style:parent-style-name="Text_20_body" style:list-style-name="WWNum13">
      <style:paragraph-properties fo:margin-left="0.501cm" fo:margin-right="0cm" fo:text-align="justify" style:justify-single-word="false" fo:text-indent="0cm" style:auto-text-indent="false"/>
      <style:text-properties style:font-name="Times New Roman" fo:language="pt" fo:country="BR" officeooo:paragraph-rsid="00116f47" style:font-name-complex="Times New Roman1"/>
    </style:style>
    <style:style style:name="P42" style:family="paragraph" style:parent-style-name="Text_20_body" style:list-style-name="WWNum13">
      <style:paragraph-properties fo:margin-left="0.501cm" fo:margin-right="0cm" fo:text-align="justify" style:justify-single-word="false" fo:text-indent="0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43" style:family="paragraph" style:parent-style-name="Text_20_body" style:list-style-name="WWNum12">
      <style:paragraph-properties fo:margin-left="0.501cm" fo:margin-right="0cm" fo:text-align="justify" style:justify-single-word="false" fo:text-indent="0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44" style:family="paragraph" style:parent-style-name="Text_20_body" style:list-style-name="WWNum12">
      <style:paragraph-properties fo:margin-left="0.501cm" fo:margin-right="0cm" fo:text-align="justify" style:justify-single-word="false" fo:text-indent="0cm" style:auto-text-indent="false" style:vertical-align="auto"/>
      <style:text-properties officeooo:paragraph-rsid="00116f47"/>
    </style:style>
    <style:style style:name="P45" style:family="paragraph" style:parent-style-name="Text_20_body" style:list-style-name="WWNum13">
      <style:paragraph-properties fo:margin-left="1.27cm" fo:margin-right="0cm" fo:margin-top="0cm" fo:margin-bottom="0.494cm" loext:contextual-spacing="false" fo:text-indent="-0.134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name-complex="Times New Roman1" style:font-weight-complex="normal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16f47" style:font-name-complex="Times New Roman1"/>
    </style:style>
    <style:style style:name="T6" style:family="text">
      <style:text-properties style:font-name="Times New Roman" fo:language="pt" fo:country="BR" style:font-name-complex="Times New Roman1"/>
    </style:style>
    <style:style style:name="T7" style:family="text">
      <style:text-properties style:font-name="Times New Roman" fo:language="pt" fo:country="BR" style:font-name-complex="Times New Roman1" style:font-size-complex="12pt"/>
    </style:style>
    <style:style style:name="T8" style:family="text">
      <style:text-properties style:font-name="Times New Roman" fo:language="pt" fo:country="BR" officeooo:rsid="00116f47" style:font-name-complex="Times New Roman1" style:font-size-complex="12pt"/>
    </style:style>
    <style:style style:name="T9" style:family="text">
      <style:text-properties style:font-name="Times New Roman" fo:language="pt" fo:country="BR" officeooo:rsid="00127ec4" style:font-name-complex="Times New Roman1" style:font-size-complex="12pt"/>
    </style:style>
    <style:style style:name="T10" style:family="text">
      <style:text-properties style:font-name="Times New Roman" fo:language="pt" fo:country="BR" officeooo:rsid="00116f47" style:font-name-complex="Times New Roman1"/>
    </style:style>
    <style:style style:name="T11" style:family="text">
      <style:text-properties style:font-name="Times New Roman" fo:language="pt" fo:country="BR" officeooo:rsid="00127ec4" style:font-name-complex="Times New Roman1"/>
    </style:style>
    <style:style style:name="T12" style:family="text">
      <style:text-properties style:font-name="Times New Roman" fo:font-size="10pt" fo:language="pt" fo:country="BR" style:font-size-asian="10pt" style:font-name-complex="Times New Roman1" style:font-size-complex="10pt"/>
    </style:style>
    <style:style style:name="T13" style:family="text">
      <style:text-properties style:font-name="Times New Roman" fo:font-size="10pt" fo:language="pt" fo:country="BR" officeooo:rsid="00127ec4" style:font-size-asian="10pt" style:font-name-complex="Times New Roman1" style:font-size-complex="10pt"/>
    </style:style>
    <style:style style:name="T14" style:family="text">
      <style:text-properties style:font-name="Times New Roman" fo:font-size="10pt" fo:language="pt" fo:country="BR" fo:font-weight="bold" style:font-size-asian="10pt" style:font-weight-asian="bold" style:font-name-complex="Times New Roman1" style:font-size-complex="10pt" style:font-weight-complex="bold"/>
    </style:style>
    <style:style style:name="T15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pt" fo:country="BR" fo:font-weight="bold" officeooo:rsid="00116f47" style:font-size-asian="12pt" style:font-weight-asian="bold" style:font-name-complex="Times New Roman1" style:font-size-complex="12pt" style:font-weight-complex="bold"/>
    </style:style>
    <style:style style:name="T17" style:family="text">
      <style:text-properties officeooo:rsid="00127ec4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">Memória Virtual</text:span><text:span text:style-name="T4"><text:line-break/></text:span><text:span text:style-name="T3">Caso de Uso: Listar Usuários</text:span></text:p>
      <text:p text:style-name="P12"/>
      <text:h text:style-name="P27" text:outline-level="1"><text:span text:style-name="T10">1<text:tab/>.</text:span><text:span text:style-name="T6">Breve Descrição</text:span></text:h>
      <text:p text:style-name="P14"/>
      <text:p text:style-name="P14"><text:tab/>Ao ser solicitado o sistema deverá apresentar uma tabela contendo os usuários cadastrados. Cada usuário que for visualizar a lista verá uma lista diferente de acordo com seu tipo de usuário, considerando que todos podem abrir a janela extra com as informações detalhadas, mas somente dos usuários de sua área de acesso e somente Administrador e Gerente podem alterar estes dados.</text:p>
      <text:p text:style-name="P14"/>
      <text:h text:style-name="P28" text:outline-level="1">2<text:tab/>.Breve Descrição dos Atores</text:h>
      <text:p text:style-name="P9"><text:tab/></text:p>
      <text:p text:style-name="P26"><text:tab/>Usuários que poderão requisitar a lista podem ser: Administrador, Gerente, Revisor ou Catalogador.</text:p>
      <text:h text:style-name="P29" text:outline-level="1"/>
      <text:h text:style-name="P27" text:outline-level="1"><text:span text:style-name="T11">3</text:span><text:span text:style-name="T10"><text:tab/>. </text:span><text:span text:style-name="T6">Pré-condições</text:span></text:h>
      <text:p text:style-name="P14"><text:tab/>O usuário deve estar logado no sistema.</text:p>
      <text:p text:style-name="P14"/>
      <text:h text:style-name="P27" text:outline-level="1"><text:span text:style-name="T9">4<text:tab/></text:span><text:span text:style-name="T8">. </text:span><text:span text:style-name="T7">Fluxo Básico de eventos<text:line-break/></text:span></text:h>
      <text:list xml:id="list3982214002370701148" text:style-name="L1">
        <text:list-item>
          <text:p text:style-name="P22">O usuário clica na aba USER do sistema Memória Virtual.</text:p>
        </text:list-item>
        <text:list-item>
          <text:p text:style-name="P22">O sistema mostra então a tela de USER adicionada da lista de todos os usuários do sistema para visualização.</text:p>
        </text:list-item>
        <text:list-item>
          <text:p text:style-name="P22">Existe um link para cada usuário com as suas informações.</text:p>
        </text:list-item>
        <text:list-item>
          <text:p text:style-name="P22">Quando o link de um nome de usuário for clicado o sistema exibe uma pequena janela extra contendo as seguintes informações:</text:p>
          <text:p text:style-name="P21"/>
        </text:list-item>
        <text:list-item>
          <text:p text:style-name="P36">Nome Completo</text:p>
          <text:p text:style-name="P35"><text:span text:style-name="T11">5.1 </text:span><text:span text:style-name="T6">ID</text:span></text:p>
          <text:p text:style-name="P35"><text:span text:style-name="T11">5.2 </text:span><text:span text:style-name="T6">E-mail</text:span></text:p>
          <text:p text:style-name="P35"><text:span text:style-name="T11">5.3</text:span><text:span text:style-name="T6">Telefone<text:line-break/></text:span></text:p>
        </text:list-item>
        <text:list-item>
          <text:p text:style-name="P23">Ao clicar em uma das informações os dados do usuário podem ser alterados de acordo com a necessidade de quem está alterando.<text:line-break/></text:p>
        </text:list-item>
        <text:list-item>
          <text:p text:style-name="P23">Na nova janela existem os seguintes botões com as seguintes ações:</text:p>
          <text:p text:style-name="P23"/>
          <text:p text:style-name="P20"><text:span text:style-name="T13">7.1 </text:span><text:span text:style-name="T12">Salvar – Salva as alterações feitas nos dados do usuário e fecha a janela.</text:span></text:p>
          <text:p text:style-name="P20"><text:span text:style-name="T13">7.2 </text:span><text:span text:style-name="T12">Cancelar – Cancela qualquer alteração e fecha a janela.<text:line-break/></text:span></text:p>
        </text:list-item>
        <text:list-item>
          <text:p text:style-name="P23"><text:soft-page-break/>Após a janela ser fechada a lista volta a aparecer na tela USER.</text:p>
          <text:p text:style-name="P23"/>
        </text:list-item>
        <text:list-item>
          <text:p text:style-name="P23">Os botões existentes na tela USER aparecem normalmente e podem ser clicados levando a outras telas.</text:p>
        </text:list-item>
        <text:list-item>
          <text:p text:style-name="P23">Caso de Uso termina. </text:p>
        </text:list-item>
      </text:list>
      <text:p text:style-name="P13"/>
      <text:p text:style-name="P13"/>
      <text:h text:style-name="P27" text:outline-level="1"><text:span text:style-name="T10">4<text:tab/>.</text:span><text:span text:style-name="T6">Fluxos Alternativos</text:span></text:h>
      <text:h text:style-name="P30" text:outline-level="1"/>
      <text:h text:style-name="P32" text:outline-level="1"><text:span text:style-name="T10">4.1 </text:span><text:span text:style-name="T6">Fluxo Alternativo 1 </text:span></text:h>
      <text:p text:style-name="P5"/>
      <text:p text:style-name="P14">Se no passo 2 do Fluxo Básico não existir nenhum usuário cadastrado, então: <text:s/></text:p>
      <text:list xml:id="list1194750189297224932" text:style-name="WWNum5">
        <text:list-item>
          <text:p text:style-name="P34">A tela aparece normalmente, porém a lista está vazia, não aparecendo usuários.</text:p>
        </text:list-item>
        <text:list-item>
          <text:p text:style-name="P34">O caso de uso termina.</text:p>
        </text:list-item>
      </text:list>
      <text:p text:style-name="P13"/>
      <text:p text:style-name="P16"><text:span text:style-name="T16">4.2 </text:span><text:span text:style-name="T15">Fluxo Alternativo 2 </text:span></text:p>
      <text:p text:style-name="P38">Se no passo 2 do Fluxo Básico o usuário que está utilizando o sistema for um Gerente, então o passo 2 sofrerá a seguinte modificação:</text:p>
      <text:list xml:id="list4904949558380387265" text:style-name="WWNum11">
        <text:list-item>
          <text:p text:style-name="P39">O sistema mostra a tela de USER adicionada da lista dos usuários que fazem parte da área de gerência do Gerente para visualização.</text:p>
        </text:list-item>
      </text:list>
      <text:list xml:id="list63884470552997261" text:style-name="WWNum9">
        <text:list-item>
          <text:p text:style-name="P40">O caso de uso termina.</text:p>
        </text:list-item>
      </text:list>
      <text:p text:style-name="P18"/>
      <text:p text:style-name="P19"><text:span text:style-name="T16">4.3 </text:span><text:span text:style-name="T15">Fluxo Alternativo 3</text:span></text:p>
      <text:p text:style-name="P38">Se no passo 2 do Fluxo Básico o usuário que está utilizando o sistema for um Revisor, então:</text:p>
      <text:list xml:id="list3971874673058172106" text:style-name="WWNum13">
        <text:list-item>
          <text:p text:style-name="P41">O sistema mostra a tela de USER adicionada da lista dos usuários que fazem parte da área do Revisor para visualização.</text:p>
        </text:list-item>
        <text:list-item>
          <text:p text:style-name="P41">Existe um link para cada usuário com as suas informações</text:p>
        </text:list-item>
        <text:list-item>
          <text:p text:style-name="P41">Quando o link de um nome de usuário for clicado o sistema exibe uma pequena janela extra contendo as seguintes informações:</text:p>
          <text:list>
            <text:list-item>
              <text:p text:style-name="P37">Nome Completo</text:p>
            </text:list-item>
            <text:list-item>
              <text:p text:style-name="P37">ID</text:p>
            </text:list-item>
            <text:list-item>
              <text:p text:style-name="P37">E-mail</text:p>
            </text:list-item>
            <text:list-item>
              <text:p text:style-name="P37">Telefone</text:p>
            </text:list-item>
          </text:list>
        </text:list-item>
        <text:list-item>
          <text:p text:style-name="P45">Após a janela ser fechada a lista volta a aparecer na tela USER.<text:line-break/></text:p>
        </text:list-item>
        <text:list-item>
          <text:p text:style-name="P45"><text:soft-page-break/>Os botões existentes na tela USER aparecem normalmente e podem ser clicados levando a outras telas.<text:line-break/></text:p>
        </text:list-item>
        <text:list-item>
          <text:p text:style-name="P42">O caso de uso termina.</text:p>
        </text:list-item>
      </text:list>
      <text:p text:style-name="P15"/>
      <text:p text:style-name="P16"><text:span text:style-name="T16">4.5 </text:span><text:span text:style-name="T15">Fluxo Alternativo 4</text:span></text:p>
      <text:p text:style-name="P14">Se no passo 2 do Fluxo Básico o usuário que está utilizando o sistema for um Catalogador, então não existirão casos de uso 5 e 6, assim como fluxo alternativo 3 e o passo 2 sofrerá a seguinte modificação:</text:p>
      <text:list xml:id="list2741001574023965421" text:style-name="WWNum12">
        <text:list-item>
          <text:p text:style-name="P44"><text:span text:style-name="T6">O sistema mostra</text:span><text:bookmark text:name="_GoBack"/><text:span text:style-name="T6"> tela de USER adicionada da lista dos usuários que fazem parte da área do Catalogador para visualização.</text:span></text:p>
        </text:list-item>
        <text:list-item>
          <text:p text:style-name="P43">O caso de uso termina.</text:p>
        </text:list-item>
      </text:list>
      <text:p text:style-name="P17"/>
      <text:p text:style-name="P17"/>
      <text:p text:style-name="P14"/>
      <text:h text:style-name="P31" text:outline-level="1" text:is-list-header="true"><text:span text:style-name="T5">5 <text:s text:c="4"/>.</text:span><text:span text:style-name="T4">Pós-condições</text:span></text:h>
      <text:p text:style-name="P8"/>
      <text:p text:style-name="P11"><text:span text:style-name="T14">Fluxo Básico:</text:span><text:span text:style-name="T12"> Os dados dos usuários alterados estão salvos e a lista atualizada.</text:span></text:p>
      <text:p text:style-name="P11"><text:span text:style-name="T14">Fluxo Alternativo 1:</text:span><text:span text:style-name="T12"> Não há alteração na base de dados do sistema.</text:span></text:p>
      <text:p text:style-name="P11"><text:span text:style-name="T14">Fluxo Alternativo 2:</text:span><text:span text:style-name="T12"> Os dados dos usuários alterados estão salvos e a lista atualizada.</text:span></text:p>
      <text:p text:style-name="P11"><text:span text:style-name="T14">Fluxo Alternativo 3:</text:span><text:span text:style-name="T12"> Não há alteração na base de dados do sistema.</text:span></text:p>
      <text:p text:style-name="P11"><text:span text:style-name="T14">Fluxo Alternativo 4:</text:span><text:span text:style-name="T12"> Não há alteração na base de dados do sistema.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896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Times New Roman" fo:font-weight="normal" style:font-weight-asian="normal" style:font-name-complex="Times New Roman1" style:font-weight-complex="normal"/>
    </style:style>
    <style:style style:name="MT3" style:family="text">
      <style:text-properties officeooo:rsid="00127ec4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<text:span text:style-name="MT1"> </text:span><text:span text:style-name="MT2">Listar Usuários</text:span></text:p>
            </table:table-cell>
            <table:table-cell table:style-name="Tabela2.C1" office:value-type="string">
              <text:p text:style-name="MP4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&lt;<text:span text:style-name="MT3">30</text:span>/<text:span text:style-name="MT3">10</text:span>/<text:span text:style-name="MT3">2016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5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</meta:editing-cycles>
    <meta:editing-duration>PT50M58S</meta:editing-duration>
    <meta:generator>LibreOffice/4.3.3.2$Linux_X86_64 LibreOffice_project/430m0$Build-2</meta:generator>
    <dc:date>2016-11-30T17:31:25.537698862</dc:date>
    <dc:creator>computeiro </dc:creator>
    <meta:document-statistic meta:table-count="2" meta:image-count="1" meta:object-count="0" meta:page-count="3" meta:paragraph-count="62" meta:word-count="651" meta:character-count="3675" meta:non-whitespace-character-count="3084"/>
  </office:meta>
</office:document-meta>
</file>